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otencia bloque (dBm)</text:p>
          </table:table-cell>
          <table:table-cell office:value-type="string" calcext:value-type="string">
            <text:p>Potencia analizador(dBm)</text:p>
          </table:table-cell>
          <table:table-cell office:value-type="string" calcext:value-type="string">
            <text:p>Potencia portadora</text:p>
          </table:table-cell>
          <table:table-cell office:value-type="string" calcext:value-type="string">
            <text:p>Potencia USB</text:p>
          </table:table-cell>
          <table:table-cell office:value-type="string" calcext:value-type="string">
            <text:p>Potencia LSB</text:p>
          </table:table-cell>
          <table:table-cell office:value-type="string" calcext:value-type="string">
            <text:p>ka*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=0,25</text:p>
          </table:table-cell>
        </table:table-row>
        <table:table-row table:style-name="ro1">
          <table:table-cell office:value-type="float" office:value="19.72" calcext:value-type="float">
            <text:p>19,72</text:p>
          </table:table-cell>
          <table:table-cell office:value-type="float" office:value="-20.76" calcext:value-type="float">
            <text:p>-20,76</text:p>
          </table:table-cell>
          <table:table-cell office:value-type="float" office:value="-22.6" calcext:value-type="float">
            <text:p>-22,6</text:p>
          </table:table-cell>
          <table:table-cell table:number-columns-repeated="2" office:value-type="float" office:value="-28.5" calcext:value-type="float">
            <text:p>-28,5</text:p>
          </table:table-cell>
          <table:table-cell office:value-type="float" office:value="1" calcext:value-type="float">
            <text:p>1</text:p>
          </table:table-cell>
          <table:table-cell table:formula="of:=10*LOG10(([.F2]/2)^2)" office:value-type="float" office:value="-6.02059991327962" calcext:value-type="float">
            <text:p>-6,02059991327962</text:p>
          </table:table-cell>
          <table:table-cell/>
        </table:table-row>
        <table:table-row table:style-name="ro1">
          <table:table-cell office:value-type="float" office:value="20.76" calcext:value-type="float">
            <text:p>20,76</text:p>
          </table:table-cell>
          <table:table-cell office:value-type="float" office:value="-19.71" calcext:value-type="float">
            <text:p>-19,71</text:p>
          </table:table-cell>
          <table:table-cell office:value-type="float" office:value="-22.54" calcext:value-type="float">
            <text:p>-22,54</text:p>
          </table:table-cell>
          <table:table-cell office:value-type="float" office:value="-25.92" calcext:value-type="float">
            <text:p>-25,92</text:p>
          </table:table-cell>
          <table:table-cell office:value-type="float" office:value="-25.93" calcext:value-type="float">
            <text:p>-25,93</text:p>
          </table:table-cell>
          <table:table-cell office:value-type="float" office:value="1.35" calcext:value-type="float">
            <text:p>1,35</text:p>
          </table:table-cell>
          <table:table-cell table:formula="of:=10*LOG10(([.F3]/2)^2)" office:value-type="float" office:value="-3.4139245433795" calcext:value-type="float">
            <text:p>-3,4139245433795</text:p>
          </table:table-cell>
          <table:table-cell/>
        </table:table-row>
        <table:table-row table:style-name="ro1">
          <table:table-cell office:value-type="float" office:value="18.38" calcext:value-type="float">
            <text:p>18,38</text:p>
          </table:table-cell>
          <table:table-cell office:value-type="float" office:value="-21.93" calcext:value-type="float">
            <text:p>-21,93</text:p>
          </table:table-cell>
          <table:table-cell office:value-type="float" office:value="-22.36" calcext:value-type="float">
            <text:p>-22,36</text:p>
          </table:table-cell>
          <table:table-cell office:value-type="float" office:value="-35.25" calcext:value-type="float">
            <text:p>-35,25</text:p>
          </table:table-cell>
          <table:table-cell office:value-type="float" office:value="-35.24" calcext:value-type="float">
            <text:p>-35,24</text:p>
          </table:table-cell>
          <table:table-cell office:value-type="float" office:value="0.45" calcext:value-type="float">
            <text:p>0,45</text:p>
          </table:table-cell>
          <table:table-cell table:formula="of:=10*LOG10(([.F4]/2)^2)" office:value-type="float" office:value="-12.9563496377728" calcext:value-type="float">
            <text:p>-12,95634963777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6T16:39:24.182924861</meta:creation-date>
    <dc:date>2023-05-26T17:04:32.299495699</dc:date>
    <meta:editing-duration>PT2M48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